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535in"/>
    </style:style>
    <style:style style:name="co2" style:family="table-column">
      <style:table-column-properties fo:break-before="auto" style:column-width="0.6307in"/>
    </style:style>
    <style:style style:name="co3" style:family="table-column">
      <style:table-column-properties fo:break-before="auto" style:column-width="0.6555in"/>
    </style:style>
    <style:style style:name="co4" style:family="table-column">
      <style:table-column-properties fo:break-before="auto" style:column-width="0.639in"/>
    </style:style>
    <style:style style:name="co5" style:family="table-column">
      <style:table-column-properties fo:break-before="auto" style:column-width="0.5236in"/>
    </style:style>
    <style:style style:name="co6" style:family="table-column">
      <style:table-column-properties fo:break-before="auto" style:column-width="0.598in"/>
    </style:style>
    <style:style style:name="co7" style:family="table-column">
      <style:table-column-properties fo:break-before="auto" style:column-width="0.672in"/>
    </style:style>
    <style:style style:name="co8" style:family="table-column">
      <style:table-column-properties fo:break-before="auto" style:column-width="0.6882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2264in"/>
    </style:style>
    <style:style style:name="co11" style:family="table-column">
      <style:table-column-properties fo:break-before="auto" style:column-width="0.7543in"/>
    </style:style>
    <style:style style:name="co12" style:family="table-column">
      <style:table-column-properties fo:break-before="auto" style:column-width="0.3543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2"/>
    <style:style style:name="ce2" style:family="table-cell" style:parent-style-name="Default" style:data-style-name="N61"/>
    <style:style style:name="ce3" style:family="table-cell" style:parent-style-name="Default" style:data-style-name="N125"/>
  </office:automatic-styles>
  <office:body>
    <office:spreadsheet>
      <table:calculation-settings table:automatic-find-labels="false" table:use-regular-expressions="false" table:use-wildcards="true"/>
      <table:table table:name="Fig_2_TA_DIC_coef_slopes_Subreg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2"/>
        <table:table-column table:style-name="co8" table:default-cell-style-name="ce1"/>
        <table:table-column table:style-name="co9" table:default-cell-style-name="ce1"/>
        <table:table-column table:style-name="co7" table:default-cell-style-name="ce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Zon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term</text:p>
          </table:table-cell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statistic</text:p>
          </table:table-cell>
          <table:table-cell table:style-name="Default" office:value-type="string" calcext:value-type="string">
            <text:p>p.value</text:p>
          </table:table-cell>
          <table:table-cell table:style-name="Default" office:value-type="string" calcext:value-type="string">
            <text:p>r.squared</text:p>
          </table:table-cell>
          <table:table-cell table:style-name="Default" office:value-type="string" calcext:value-type="string">
            <text:p>adj.r.squared</text:p>
          </table:table-cell>
          <table:table-cell table:style-name="Default" office:value-type="string" calcext:value-type="string">
            <text:p>p.value.1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f.residual</text:p>
          </table:table-cell>
          <table:table-cell office:value-type="string" calcext:value-type="string">
            <text:p>Reef mean slope</text:p>
          </table:table-cell>
        </table:table-row>
        <table:table-row table:style-name="ro1">
          <table:table-cell office:value-type="string" calcext:value-type="string">
            <text:p>Inshore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Intercept</text:p>
          </table:table-cell>
          <table:table-cell office:value-type="float" office:value="1011.43275763747" calcext:value-type="float">
            <text:p>1011.43</text:p>
          </table:table-cell>
          <table:table-cell office:value-type="float" office:value="83.6449516030873" calcext:value-type="float">
            <text:p>83.64</text:p>
          </table:table-cell>
          <table:table-cell office:value-type="float" office:value="12.0919761235194" calcext:value-type="float">
            <text:p>12.09</text:p>
          </table:table-cell>
          <table:table-cell office:value-type="float" office:value="2.19588116081049E-019" calcext:value-type="float">
            <text:p>2.20E-19</text:p>
          </table:table-cell>
          <table:table-cell office:value-type="float" office:value="0.777186747460718" calcext:value-type="float">
            <text:p>0.78</text:p>
          </table:table-cell>
          <table:table-cell office:value-type="float" office:value="0.774254994137832" calcext:value-type="float">
            <text:p>0.77</text:p>
          </table:table-cell>
          <table:table-cell office:value-type="float" office:value="1.71798130347426E-026" calcext:value-type="float">
            <text:p>1.72E-26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Inshore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Slope</text:p>
          </table:table-cell>
          <table:table-cell office:value-type="float" office:value="0.66231383217641" calcext:value-type="float">
            <text:p>0.66</text:p>
          </table:table-cell>
          <table:table-cell office:value-type="float" office:value="0.0406784920278476" calcext:value-type="float">
            <text:p>0.04</text:p>
          </table:table-cell>
          <table:table-cell office:value-type="float" office:value="16.2816712016514" calcext:value-type="float">
            <text:p>16.28</text:p>
          </table:table-cell>
          <table:table-cell office:value-type="float" office:value="1.71798130347391E-026" calcext:value-type="float">
            <text:p>1.72E-26</text:p>
          </table:table-cell>
          <table:table-cell office:value-type="float" office:value="0.777186747460718" calcext:value-type="float">
            <text:p>0.78</text:p>
          </table:table-cell>
          <table:table-cell office:value-type="float" office:value="0.774254994137832" calcext:value-type="float">
            <text:p>0.77</text:p>
          </table:table-cell>
          <table:table-cell office:value-type="float" office:value="1.71798130347426E-026" calcext:value-type="float">
            <text:p>1.72E-26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596000174332846" calcext:value-type="float">
            <text:p>0.596000174332846</text:p>
          </table:table-cell>
        </table:table-row>
        <table:table-row table:style-name="ro1">
          <table:table-cell office:value-type="string" calcext:value-type="string">
            <text:p>Inshor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Intercept</text:p>
          </table:table-cell>
          <table:table-cell office:value-type="float" office:value="1184.36974524597" calcext:value-type="float">
            <text:p>1184.37</text:p>
          </table:table-cell>
          <table:table-cell office:value-type="float" office:value="58.5477197696336" calcext:value-type="float">
            <text:p>58.55</text:p>
          </table:table-cell>
          <table:table-cell office:value-type="float" office:value="20.2291353088743" calcext:value-type="float">
            <text:p>20.23</text:p>
          </table:table-cell>
          <table:table-cell office:value-type="float" office:value="6.07446164637062E-037" calcext:value-type="float">
            <text:p>6.07E-37</text:p>
          </table:table-cell>
          <table:table-cell office:value-type="float" office:value="0.808326850557215" calcext:value-type="float">
            <text:p>0.81</text:p>
          </table:table-cell>
          <table:table-cell office:value-type="float" office:value="0.806390758138601" calcext:value-type="float">
            <text:p>0.81</text:p>
          </table:table-cell>
          <table:table-cell office:value-type="float" office:value="2.72271227001589E-037" calcext:value-type="float">
            <text:p>2.72E-3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Inshor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Slope</text:p>
          </table:table-cell>
          <table:table-cell office:value-type="float" office:value="0.584935872494733" calcext:value-type="float">
            <text:p>0.58</text:p>
          </table:table-cell>
          <table:table-cell office:value-type="float" office:value="0.0286271290524358" calcext:value-type="float">
            <text:p>0.03</text:p>
          </table:table-cell>
          <table:table-cell office:value-type="float" office:value="20.4329212134167" calcext:value-type="float">
            <text:p>20.43</text:p>
          </table:table-cell>
          <table:table-cell office:value-type="float" office:value="2.72271227001558E-037" calcext:value-type="float">
            <text:p>2.72E-37</text:p>
          </table:table-cell>
          <table:table-cell office:value-type="float" office:value="0.808326850557215" calcext:value-type="float">
            <text:p>0.81</text:p>
          </table:table-cell>
          <table:table-cell office:value-type="float" office:value="0.806390758138601" calcext:value-type="float">
            <text:p>0.81</text:p>
          </table:table-cell>
          <table:table-cell office:value-type="float" office:value="2.72271227001589E-037" calcext:value-type="float">
            <text:p>2.72E-3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49900339467203" calcext:value-type="float">
            <text:p>0.49900339467203</text:p>
          </table:table-cell>
        </table:table-row>
        <table:table-row table:style-name="ro1">
          <table:table-cell office:value-type="string" calcext:value-type="string">
            <text:p>Inshore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Intercept</text:p>
          </table:table-cell>
          <table:table-cell office:value-type="float" office:value="716.575500935102" calcext:value-type="float">
            <text:p>716.58</text:p>
          </table:table-cell>
          <table:table-cell office:value-type="float" office:value="70.1502779014436" calcext:value-type="float">
            <text:p>70.15</text:p>
          </table:table-cell>
          <table:table-cell office:value-type="float" office:value="10.2148633244453" calcext:value-type="float">
            <text:p>10.21</text:p>
          </table:table-cell>
          <table:table-cell office:value-type="float" office:value="8.006366275159E-018" calcext:value-type="float">
            <text:p>8.01E-18</text:p>
          </table:table-cell>
          <table:table-cell office:value-type="float" office:value="0.823650800331207" calcext:value-type="float">
            <text:p>0.82</text:p>
          </table:table-cell>
          <table:table-cell office:value-type="float" office:value="0.82211732902974" calcext:value-type="float">
            <text:p>0.82</text:p>
          </table:table-cell>
          <table:table-cell office:value-type="float" office:value="3.78843732725708E-045" calcext:value-type="float">
            <text:p>3.79E-45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Inshore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Slope</text:p>
          </table:table-cell>
          <table:table-cell office:value-type="float" office:value="0.809401162206364" calcext:value-type="float">
            <text:p>0.81</text:p>
          </table:table-cell>
          <table:table-cell office:value-type="float" office:value="0.0349244911863438" calcext:value-type="float">
            <text:p>0.03</text:p>
          </table:table-cell>
          <table:table-cell office:value-type="float" office:value="23.175746724203" calcext:value-type="float">
            <text:p>23.18</text:p>
          </table:table-cell>
          <table:table-cell office:value-type="float" office:value="3.78843732725751E-045" calcext:value-type="float">
            <text:p>3.79E-45</text:p>
          </table:table-cell>
          <table:table-cell office:value-type="float" office:value="0.823650800331207" calcext:value-type="float">
            <text:p>0.82</text:p>
          </table:table-cell>
          <table:table-cell office:value-type="float" office:value="0.82211732902974" calcext:value-type="float">
            <text:p>0.82</text:p>
          </table:table-cell>
          <table:table-cell office:value-type="float" office:value="3.78843732725708E-045" calcext:value-type="float">
            <text:p>3.79E-45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0.726009930207487" calcext:value-type="float">
            <text:p>0.726009930207487</text:p>
          </table:table-cell>
        </table:table-row>
        <table:table-row table:style-name="ro1">
          <table:table-cell office:value-type="string" calcext:value-type="string">
            <text:p>Inshore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Intercept</text:p>
          </table:table-cell>
          <table:table-cell office:value-type="float" office:value="589.731087388137" calcext:value-type="float">
            <text:p>589.73</text:p>
          </table:table-cell>
          <table:table-cell office:value-type="float" office:value="76.5508772891292" calcext:value-type="float">
            <text:p>76.55</text:p>
          </table:table-cell>
          <table:table-cell office:value-type="float" office:value="7.7037796073943" calcext:value-type="float">
            <text:p>7.70</text:p>
          </table:table-cell>
          <table:table-cell office:value-type="float" office:value="0.00000000000420449395377364" calcext:value-type="float">
            <text:p>4.20E-12</text:p>
          </table:table-cell>
          <table:table-cell office:value-type="float" office:value="0.806014567744265" calcext:value-type="float">
            <text:p>0.81</text:p>
          </table:table-cell>
          <table:table-cell office:value-type="float" office:value="0.804398022475467" calcext:value-type="float">
            <text:p>0.80</text:p>
          </table:table-cell>
          <table:table-cell office:value-type="float" office:value="1.49130886253733E-044" calcext:value-type="float">
            <text:p>1.49E-44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Inshore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lope</text:p>
          </table:table-cell>
          <table:table-cell office:value-type="float" office:value="0.856551544565976" calcext:value-type="float">
            <text:p>0.86</text:p>
          </table:table-cell>
          <table:table-cell office:value-type="float" office:value="0.0383597698086555" calcext:value-type="float">
            <text:p>0.04</text:p>
          </table:table-cell>
          <table:table-cell office:value-type="float" office:value="22.3294234777369" calcext:value-type="float">
            <text:p>22.33</text:p>
          </table:table-cell>
          <table:table-cell office:value-type="float" office:value="1.49130886253675E-044" calcext:value-type="float">
            <text:p>1.49E-44</text:p>
          </table:table-cell>
          <table:table-cell office:value-type="float" office:value="0.806014567744265" calcext:value-type="float">
            <text:p>0.81</text:p>
          </table:table-cell>
          <table:table-cell office:value-type="float" office:value="0.804398022475467" calcext:value-type="float">
            <text:p>0.80</text:p>
          </table:table-cell>
          <table:table-cell office:value-type="float" office:value="1.49130886253733E-044" calcext:value-type="float">
            <text:p>1.49E-44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0.767592353591728" calcext:value-type="float">
            <text:p>0.767592353591728</text:p>
          </table:table-cell>
        </table:table-row>
        <table:table-row table:style-name="ro1">
          <table:table-cell office:value-type="string" calcext:value-type="string">
            <text:p>Mid channel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Intercept</text:p>
          </table:table-cell>
          <table:table-cell office:value-type="float" office:value="1377.26701714848" calcext:value-type="float">
            <text:p>1377.27</text:p>
          </table:table-cell>
          <table:table-cell office:value-type="float" office:value="95.9146654251028" calcext:value-type="float">
            <text:p>95.91</text:p>
          </table:table-cell>
          <table:table-cell office:value-type="float" office:value="14.3592954325004" calcext:value-type="float">
            <text:p>14.36</text:p>
          </table:table-cell>
          <table:table-cell office:value-type="float" office:value="1.09172823551473E-022" calcext:value-type="float">
            <text:p>1.09E-22</text:p>
          </table:table-cell>
          <table:table-cell office:value-type="float" office:value="0.605097991876118" calcext:value-type="float">
            <text:p>0.61</text:p>
          </table:table-cell>
          <table:table-cell office:value-type="float" office:value="0.599535991761697" calcext:value-type="float">
            <text:p>0.60</text:p>
          </table:table-cell>
          <table:table-cell office:value-type="float" office:value="5.69427714689097E-016" calcext:value-type="float">
            <text:p>5.69E-16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Mid channel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Slope</text:p>
          </table:table-cell>
          <table:table-cell office:value-type="float" office:value="0.487474695138468" calcext:value-type="float">
            <text:p>0.49</text:p>
          </table:table-cell>
          <table:table-cell office:value-type="float" office:value="0.0467363419568651" calcext:value-type="float">
            <text:p>0.05</text:p>
          </table:table-cell>
          <table:table-cell office:value-type="float" office:value="10.4303134290736" calcext:value-type="float">
            <text:p>10.43</text:p>
          </table:table-cell>
          <table:table-cell office:value-type="float" office:value="5.69427714689113E-016" calcext:value-type="float">
            <text:p>5.69E-16</text:p>
          </table:table-cell>
          <table:table-cell office:value-type="float" office:value="0.605097991876118" calcext:value-type="float">
            <text:p>0.61</text:p>
          </table:table-cell>
          <table:table-cell office:value-type="float" office:value="0.599535991761697" calcext:value-type="float">
            <text:p>0.60</text:p>
          </table:table-cell>
          <table:table-cell office:value-type="float" office:value="5.69427714689097E-016" calcext:value-type="float">
            <text:p>5.69E-16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461411548711875" calcext:value-type="float">
            <text:p>0.461411548711875</text:p>
          </table:table-cell>
        </table:table-row>
        <table:table-row table:style-name="ro1">
          <table:table-cell office:value-type="string" calcext:value-type="string">
            <text:p>Mid channel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Intercept</text:p>
          </table:table-cell>
          <table:table-cell office:value-type="float" office:value="1702.22733901502" calcext:value-type="float">
            <text:p>1702.23</text:p>
          </table:table-cell>
          <table:table-cell office:value-type="float" office:value="103.576502236774" calcext:value-type="float">
            <text:p>103.58</text:p>
          </table:table-cell>
          <table:table-cell office:value-type="float" office:value="16.4344933672674" calcext:value-type="float">
            <text:p>16.43</text:p>
          </table:table-cell>
          <table:table-cell office:value-type="float" office:value="7.77894264071605E-025" calcext:value-type="float">
            <text:p>7.78E-25</text:p>
          </table:table-cell>
          <table:table-cell office:value-type="float" office:value="0.397318329068716" calcext:value-type="float">
            <text:p>0.40</text:p>
          </table:table-cell>
          <table:table-cell office:value-type="float" office:value="0.388046303362081" calcext:value-type="float">
            <text:p>0.39</text:p>
          </table:table-cell>
          <table:table-cell office:value-type="float" office:value="0.00000001090834349187" calcext:value-type="float">
            <text:p>1.09E-08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Mid channel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Slope</text:p>
          </table:table-cell>
          <table:table-cell office:value-type="float" office:value="0.331374517151059" calcext:value-type="float">
            <text:p>0.33</text:p>
          </table:table-cell>
          <table:table-cell office:value-type="float" office:value="0.0506217461029714" calcext:value-type="float">
            <text:p>0.05</text:p>
          </table:table-cell>
          <table:table-cell office:value-type="float" office:value="6.54609022132501" calcext:value-type="float">
            <text:p>6.55</text:p>
          </table:table-cell>
          <table:table-cell office:value-type="float" office:value="0.000000010908343491868" calcext:value-type="float">
            <text:p>1.09E-08</text:p>
          </table:table-cell>
          <table:table-cell office:value-type="float" office:value="0.397318329068716" calcext:value-type="float">
            <text:p>0.40</text:p>
          </table:table-cell>
          <table:table-cell office:value-type="float" office:value="0.388046303362081" calcext:value-type="float">
            <text:p>0.39</text:p>
          </table:table-cell>
          <table:table-cell office:value-type="float" office:value="0.00000001090834349187" calcext:value-type="float">
            <text:p>1.09E-08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0.280886959761634" calcext:value-type="float">
            <text:p>0.280886959761634</text:p>
          </table:table-cell>
        </table:table-row>
        <table:table-row table:style-name="ro1">
          <table:table-cell office:value-type="string" calcext:value-type="string">
            <text:p>Mid channel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Intercept</text:p>
          </table:table-cell>
          <table:table-cell office:value-type="float" office:value="730.726577457644" calcext:value-type="float">
            <text:p>730.73</text:p>
          </table:table-cell>
          <table:table-cell office:value-type="float" office:value="74.986951476608" calcext:value-type="float">
            <text:p>74.99</text:p>
          </table:table-cell>
          <table:table-cell office:value-type="float" office:value="9.74471642157092" calcext:value-type="float">
            <text:p>9.74</text:p>
          </table:table-cell>
          <table:table-cell office:value-type="float" office:value="9.3914962097675E-017" calcext:value-type="float">
            <text:p>9.39E-17</text:p>
          </table:table-cell>
          <table:table-cell office:value-type="float" office:value="0.803111612626994" calcext:value-type="float">
            <text:p>0.80</text:p>
          </table:table-cell>
          <table:table-cell office:value-type="float" office:value="0.801414298942744" calcext:value-type="float">
            <text:p>0.80</text:p>
          </table:table-cell>
          <table:table-cell office:value-type="float" office:value="9.55554170154634E-043" calcext:value-type="float">
            <text:p>9.56E-43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Mid channel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Slope</text:p>
          </table:table-cell>
          <table:table-cell office:value-type="float" office:value="0.804639715607056" calcext:value-type="float">
            <text:p>0.80</text:p>
          </table:table-cell>
          <table:table-cell office:value-type="float" office:value="0.036990871919147" calcext:value-type="float">
            <text:p>0.04</text:p>
          </table:table-cell>
          <table:table-cell office:value-type="float" office:value="21.7523857606223" calcext:value-type="float">
            <text:p>21.75</text:p>
          </table:table-cell>
          <table:table-cell office:value-type="float" office:value="9.55554170154634E-043" calcext:value-type="float">
            <text:p>9.56E-43</text:p>
          </table:table-cell>
          <table:table-cell office:value-type="float" office:value="0.803111612626994" calcext:value-type="float">
            <text:p>0.80</text:p>
          </table:table-cell>
          <table:table-cell office:value-type="float" office:value="0.801414298942744" calcext:value-type="float">
            <text:p>0.80</text:p>
          </table:table-cell>
          <table:table-cell office:value-type="float" office:value="9.55554170154634E-043" calcext:value-type="float">
            <text:p>9.56E-43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0.707510874864384" calcext:value-type="float">
            <text:p>0.707510874864384</text:p>
          </table:table-cell>
        </table:table-row>
        <table:table-row table:style-name="ro1">
          <table:table-cell office:value-type="string" calcext:value-type="string">
            <text:p>Mid channel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Intercept</text:p>
          </table:table-cell>
          <table:table-cell office:value-type="float" office:value="740.822077162946" calcext:value-type="float">
            <text:p>740.82</text:p>
          </table:table-cell>
          <table:table-cell office:value-type="float" office:value="74.3592108004051" calcext:value-type="float">
            <text:p>74.36</text:p>
          </table:table-cell>
          <table:table-cell office:value-type="float" office:value="9.96274797955373" calcext:value-type="float">
            <text:p>9.96</text:p>
          </table:table-cell>
          <table:table-cell office:value-type="float" office:value="1.6771814942509E-017" calcext:value-type="float">
            <text:p>1.68E-17</text:p>
          </table:table-cell>
          <table:table-cell office:value-type="float" office:value="0.792559709085782" calcext:value-type="float">
            <text:p>0.79</text:p>
          </table:table-cell>
          <table:table-cell office:value-type="float" office:value="0.790873202655585" calcext:value-type="float">
            <text:p>0.79</text:p>
          </table:table-cell>
          <table:table-cell office:value-type="float" office:value="7.84531726643772E-044" calcext:value-type="float">
            <text:p>7.85E-44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string" calcext:value-type="string">
            <text:p>Mid channel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lope</text:p>
          </table:table-cell>
          <table:table-cell office:value-type="float" office:value="0.793431488311971" calcext:value-type="float">
            <text:p>0.79</text:p>
          </table:table-cell>
          <table:table-cell office:value-type="float" office:value="0.0366005353164306" calcext:value-type="float">
            <text:p>0.04</text:p>
          </table:table-cell>
          <table:table-cell office:value-type="float" office:value="21.6781388974873" calcext:value-type="float">
            <text:p>21.68</text:p>
          </table:table-cell>
          <table:table-cell office:value-type="float" office:value="7.84531726643749E-044" calcext:value-type="float">
            <text:p>7.85E-44</text:p>
          </table:table-cell>
          <table:table-cell office:value-type="float" office:value="0.792559709085782" calcext:value-type="float">
            <text:p>0.79</text:p>
          </table:table-cell>
          <table:table-cell office:value-type="float" office:value="0.790873202655585" calcext:value-type="float">
            <text:p>0.79</text:p>
          </table:table-cell>
          <table:table-cell office:value-type="float" office:value="7.84531726643772E-044" calcext:value-type="float">
            <text:p>7.85E-44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702702572866717" calcext:value-type="float">
            <text:p>0.702702572866717</text:p>
          </table:table-cell>
        </table:table-row>
        <table:table-row table:style-name="ro1">
          <table:table-cell office:value-type="string" calcext:value-type="string">
            <text:p>Offshore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Intercept</text:p>
          </table:table-cell>
          <table:table-cell office:value-type="float" office:value="1292.34300077771" calcext:value-type="float">
            <text:p>1292.34</text:p>
          </table:table-cell>
          <table:table-cell office:value-type="float" office:value="139.459768559592" calcext:value-type="float">
            <text:p>139.46</text:p>
          </table:table-cell>
          <table:table-cell office:value-type="float" office:value="9.2667800479353" calcext:value-type="float">
            <text:p>9.27</text:p>
          </table:table-cell>
          <table:table-cell office:value-type="float" office:value="0.0000000000000412317323342518" calcext:value-type="float">
            <text:p>4.12E-14</text:p>
          </table:table-cell>
          <table:table-cell office:value-type="float" office:value="0.444387659560311" calcext:value-type="float">
            <text:p>0.44</text:p>
          </table:table-cell>
          <table:table-cell office:value-type="float" office:value="0.437076970870315" calcext:value-type="float">
            <text:p>0.44</text:p>
          </table:table-cell>
          <table:table-cell office:value-type="float" office:value="0.0000000000269678342543442" calcext:value-type="float">
            <text:p>2.70E-11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Offshore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Slope</text:p>
          </table:table-cell>
          <table:table-cell office:value-type="float" office:value="0.530336831935423" calcext:value-type="float">
            <text:p>0.53</text:p>
          </table:table-cell>
          <table:table-cell office:value-type="float" office:value="0.0680220850782555" calcext:value-type="float">
            <text:p>0.07</text:p>
          </table:table-cell>
          <table:table-cell office:value-type="float" office:value="7.79653889358582" calcext:value-type="float">
            <text:p>7.80</text:p>
          </table:table-cell>
          <table:table-cell office:value-type="float" office:value="0.0000000000269678342543467" calcext:value-type="float">
            <text:p>2.70E-11</text:p>
          </table:table-cell>
          <table:table-cell office:value-type="float" office:value="0.444387659560311" calcext:value-type="float">
            <text:p>0.44</text:p>
          </table:table-cell>
          <table:table-cell office:value-type="float" office:value="0.437076970870315" calcext:value-type="float">
            <text:p>0.44</text:p>
          </table:table-cell>
          <table:table-cell office:value-type="float" office:value="0.0000000000269678342543442" calcext:value-type="float">
            <text:p>2.70E-11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519464150424846" calcext:value-type="float">
            <text:p>0.519464150424846</text:p>
          </table:table-cell>
        </table:table-row>
        <table:table-row table:style-name="ro1">
          <table:table-cell office:value-type="string" calcext:value-type="string">
            <text:p>Offshor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Intercept</text:p>
          </table:table-cell>
          <table:table-cell office:value-type="float" office:value="1514.82889677026" calcext:value-type="float">
            <text:p>1514.83</text:p>
          </table:table-cell>
          <table:table-cell office:value-type="float" office:value="96.8215388963837" calcext:value-type="float">
            <text:p>96.82</text:p>
          </table:table-cell>
          <table:table-cell office:value-type="float" office:value="15.6455775650436" calcext:value-type="float">
            <text:p>15.65</text:p>
          </table:table-cell>
          <table:table-cell office:value-type="float" office:value="7.34651017360078E-029" calcext:value-type="float">
            <text:p>7.35E-29</text:p>
          </table:table-cell>
          <table:table-cell office:value-type="float" office:value="0.438646738122558" calcext:value-type="float">
            <text:p>0.44</text:p>
          </table:table-cell>
          <table:table-cell office:value-type="float" office:value="0.433143274770819" calcext:value-type="float">
            <text:p>0.43</text:p>
          </table:table-cell>
          <table:table-cell office:value-type="float" office:value="0.0000000000000191150229965204" calcext:value-type="float">
            <text:p>1.91E-14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string" calcext:value-type="string">
            <text:p>Offshor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Slope</text:p>
          </table:table-cell>
          <table:table-cell office:value-type="float" office:value="0.422058083939578" calcext:value-type="float">
            <text:p>0.42</text:p>
          </table:table-cell>
          <table:table-cell office:value-type="float" office:value="0.0472751385485213" calcext:value-type="float">
            <text:p>0.05</text:p>
          </table:table-cell>
          <table:table-cell office:value-type="float" office:value="8.92769639387508" calcext:value-type="float">
            <text:p>8.93</text:p>
          </table:table-cell>
          <table:table-cell office:value-type="float" office:value="0.0000000000000191150229965246" calcext:value-type="float">
            <text:p>1.91E-14</text:p>
          </table:table-cell>
          <table:table-cell office:value-type="float" office:value="0.438646738122558" calcext:value-type="float">
            <text:p>0.44</text:p>
          </table:table-cell>
          <table:table-cell office:value-type="float" office:value="0.433143274770819" calcext:value-type="float">
            <text:p>0.43</text:p>
          </table:table-cell>
          <table:table-cell office:value-type="float" office:value="0.0000000000000191150229965204" calcext:value-type="float">
            <text:p>1.91E-14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450530680579394" calcext:value-type="float">
            <text:p>0.450530680579394</text:p>
          </table:table-cell>
        </table:table-row>
        <table:table-row table:style-name="ro1">
          <table:table-cell office:value-type="string" calcext:value-type="string">
            <text:p>Offshore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Intercept</text:p>
          </table:table-cell>
          <table:table-cell office:value-type="float" office:value="948.359234183097" calcext:value-type="float">
            <text:p>948.36</text:p>
          </table:table-cell>
          <table:table-cell office:value-type="float" office:value="79.3457219735571" calcext:value-type="float">
            <text:p>79.35</text:p>
          </table:table-cell>
          <table:table-cell office:value-type="float" office:value="11.9522415398671" calcext:value-type="float">
            <text:p>11.95</text:p>
          </table:table-cell>
          <table:table-cell office:value-type="float" office:value="5.2589079318695E-022" calcext:value-type="float">
            <text:p>5.26E-22</text:p>
          </table:table-cell>
          <table:table-cell office:value-type="float" office:value="0.733996306833338" calcext:value-type="float">
            <text:p>0.73</text:p>
          </table:table-cell>
          <table:table-cell office:value-type="float" office:value="0.731722770994307" calcext:value-type="float">
            <text:p>0.73</text:p>
          </table:table-cell>
          <table:table-cell office:value-type="float" office:value="1.9439622609057E-035" calcext:value-type="float">
            <text:p>1.94E-35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string" calcext:value-type="string">
            <text:p>Offshore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Slope</text:p>
          </table:table-cell>
          <table:table-cell office:value-type="float" office:value="0.698608400447212" calcext:value-type="float">
            <text:p>0.70</text:p>
          </table:table-cell>
          <table:table-cell office:value-type="float" office:value="0.0388810306393735" calcext:value-type="float">
            <text:p>0.04</text:p>
          </table:table-cell>
          <table:table-cell office:value-type="float" office:value="17.9678467612367" calcext:value-type="float">
            <text:p>17.97</text:p>
          </table:table-cell>
          <table:table-cell office:value-type="float" office:value="1.94396226090581E-035" calcext:value-type="float">
            <text:p>1.94E-35</text:p>
          </table:table-cell>
          <table:table-cell office:value-type="float" office:value="0.733996306833338" calcext:value-type="float">
            <text:p>0.73</text:p>
          </table:table-cell>
          <table:table-cell office:value-type="float" office:value="0.731722770994307" calcext:value-type="float">
            <text:p>0.73</text:p>
          </table:table-cell>
          <table:table-cell office:value-type="float" office:value="1.9439622609057E-035" calcext:value-type="float">
            <text:p>1.94E-35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628958734663857" calcext:value-type="float">
            <text:p>0.628958734663857</text:p>
          </table:table-cell>
        </table:table-row>
        <table:table-row table:style-name="ro1">
          <table:table-cell office:value-type="string" calcext:value-type="string">
            <text:p>Offshore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Intercept</text:p>
          </table:table-cell>
          <table:table-cell office:value-type="float" office:value="1345.67547120265" calcext:value-type="float">
            <text:p>1345.68</text:p>
          </table:table-cell>
          <table:table-cell office:value-type="float" office:value="81.4015426647805" calcext:value-type="float">
            <text:p>81.40</text:p>
          </table:table-cell>
          <table:table-cell office:value-type="float" office:value="16.5313263993568" calcext:value-type="float">
            <text:p>16.53</text:p>
          </table:table-cell>
          <table:table-cell office:value-type="float" office:value="4.93749000264646E-036" calcext:value-type="float">
            <text:p>4.94E-36</text:p>
          </table:table-cell>
          <table:table-cell office:value-type="float" office:value="0.507888919003784" calcext:value-type="float">
            <text:p>0.51</text:p>
          </table:table-cell>
          <table:table-cell office:value-type="float" office:value="0.504714008803808" calcext:value-type="float">
            <text:p>0.50</text:p>
          </table:table-cell>
          <table:table-cell office:value-type="float" office:value="1.2174253846814E-025" calcext:value-type="float">
            <text:p>1.22E-25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string" calcext:value-type="string">
            <text:p>Offshore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lope</text:p>
          </table:table-cell>
          <table:table-cell office:value-type="float" office:value="0.502386491768886" calcext:value-type="float">
            <text:p>0.50</text:p>
          </table:table-cell>
          <table:table-cell office:value-type="float" office:value="0.0397209208117943" calcext:value-type="float">
            <text:p>0.04</text:p>
          </table:table-cell>
          <table:table-cell office:value-type="float" office:value="12.647906481053" calcext:value-type="float">
            <text:p>12.65</text:p>
          </table:table-cell>
          <table:table-cell office:value-type="float" office:value="1.21742538468065E-025" calcext:value-type="float">
            <text:p>1.22E-25</text:p>
          </table:table-cell>
          <table:table-cell office:value-type="float" office:value="0.507888919003784" calcext:value-type="float">
            <text:p>0.51</text:p>
          </table:table-cell>
          <table:table-cell office:value-type="float" office:value="0.504714008803808" calcext:value-type="float">
            <text:p>0.50</text:p>
          </table:table-cell>
          <table:table-cell office:value-type="float" office:value="1.2174253846814E-025" calcext:value-type="float">
            <text:p>1.22E-25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0.532226011891906" calcext:value-type="float">
            <text:p>0.532226011891906</text:p>
          </table:table-cell>
        </table:table-row>
        <table:table-row table:style-name="ro1">
          <table:table-cell office:value-type="string" calcext:value-type="string">
            <text:p>Oceanic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Intercept</text:p>
          </table:table-cell>
          <table:table-cell office:value-type="float" office:value="1715.20508605945" calcext:value-type="float">
            <text:p>1715.21</text:p>
          </table:table-cell>
          <table:table-cell office:value-type="float" office:value="150.074944974513" calcext:value-type="float">
            <text:p>150.07</text:p>
          </table:table-cell>
          <table:table-cell office:value-type="float" office:value="11.4289902711658" calcext:value-type="float">
            <text:p>11.43</text:p>
          </table:table-cell>
          <table:table-cell office:value-type="float" office:value="0.00000000000120304927709809" calcext:value-type="float">
            <text:p>1.20E-12</text:p>
          </table:table-cell>
          <table:table-cell office:value-type="float" office:value="0.388322691948459" calcext:value-type="float">
            <text:p>0.39</text:p>
          </table:table-cell>
          <table:table-cell office:value-type="float" office:value="0.36859116588228" calcext:value-type="float">
            <text:p>0.37</text:p>
          </table:table-cell>
          <table:table-cell table:style-name="ce3" office:value-type="float" office:value="0.000107264538988377" calcext:value-type="float">
            <text:p>0.00010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Oceanic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Slope</text:p>
          </table:table-cell>
          <table:table-cell office:value-type="float" office:value="0.325450849796946" calcext:value-type="float">
            <text:p>0.33</text:p>
          </table:table-cell>
          <table:table-cell office:value-type="float" office:value="0.0733616959824025" calcext:value-type="float">
            <text:p>0.07</text:p>
          </table:table-cell>
          <table:table-cell office:value-type="float" office:value="4.43625035434041" calcext:value-type="float">
            <text:p>4.44</text:p>
          </table:table-cell>
          <table:table-cell table:style-name="ce3" office:value-type="float" office:value="0.000107264538988376" calcext:value-type="float">
            <text:p>0.000107</text:p>
          </table:table-cell>
          <table:table-cell office:value-type="float" office:value="0.388322691948459" calcext:value-type="float">
            <text:p>0.39</text:p>
          </table:table-cell>
          <table:table-cell office:value-type="float" office:value="0.36859116588228" calcext:value-type="float">
            <text:p>0.37</text:p>
          </table:table-cell>
          <table:table-cell table:style-name="ce3" office:value-type="float" office:value="0.000107264538988377" calcext:value-type="float">
            <text:p>0.00010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349249771635436" calcext:value-type="float">
            <text:p>0.349249771635436</text:p>
          </table:table-cell>
        </table:table-row>
        <table:table-row table:style-name="ro1">
          <table:table-cell office:value-type="string" calcext:value-type="string">
            <text:p>Oceanic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Intercept</text:p>
          </table:table-cell>
          <table:table-cell office:value-type="float" office:value="1618.69011727553" calcext:value-type="float">
            <text:p>1618.69</text:p>
          </table:table-cell>
          <table:table-cell office:value-type="float" office:value="104.084204793326" calcext:value-type="float">
            <text:p>104.08</text:p>
          </table:table-cell>
          <table:table-cell office:value-type="float" office:value="15.5517364088978" calcext:value-type="float">
            <text:p>15.55</text:p>
          </table:table-cell>
          <table:table-cell office:value-type="float" office:value="1.01922757327135E-024" calcext:value-type="float">
            <text:p>1.02E-24</text:p>
          </table:table-cell>
          <table:table-cell office:value-type="float" office:value="0.427169434993998" calcext:value-type="float">
            <text:p>0.43</text:p>
          </table:table-cell>
          <table:table-cell office:value-type="float" office:value="0.41921345492447" calcext:value-type="float">
            <text:p>0.42</text:p>
          </table:table-cell>
          <table:table-cell office:value-type="float" office:value="0.000000000274067487726622" calcext:value-type="float">
            <text:p>2.74E-1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Oceanic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Slope</text:p>
          </table:table-cell>
          <table:table-cell office:value-type="float" office:value="0.372521602237184" calcext:value-type="float">
            <text:p>0.37</text:p>
          </table:table-cell>
          <table:table-cell office:value-type="float" office:value="0.0508391429188917" calcext:value-type="float">
            <text:p>0.05</text:p>
          </table:table-cell>
          <table:table-cell office:value-type="float" office:value="7.32745638201458" calcext:value-type="float">
            <text:p>7.33</text:p>
          </table:table-cell>
          <table:table-cell office:value-type="float" office:value="0.000000000274067487726649" calcext:value-type="float">
            <text:p>2.74E-10</text:p>
          </table:table-cell>
          <table:table-cell office:value-type="float" office:value="0.427169434993998" calcext:value-type="float">
            <text:p>0.43</text:p>
          </table:table-cell>
          <table:table-cell office:value-type="float" office:value="0.41921345492447" calcext:value-type="float">
            <text:p>0.42</text:p>
          </table:table-cell>
          <table:table-cell office:value-type="float" office:value="0.000000000274067487726622" calcext:value-type="float">
            <text:p>2.74E-1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.394350761094388" calcext:value-type="float">
            <text:p>0.394350761094388</text:p>
          </table:table-cell>
        </table:table-row>
        <table:table-row table:style-name="ro1">
          <table:table-cell office:value-type="string" calcext:value-type="string">
            <text:p>Oceanic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Intercept</text:p>
          </table:table-cell>
          <table:table-cell office:value-type="float" office:value="1650.5084687219" calcext:value-type="float">
            <text:p>1650.51</text:p>
          </table:table-cell>
          <table:table-cell office:value-type="float" office:value="102.039701926623" calcext:value-type="float">
            <text:p>102.04</text:p>
          </table:table-cell>
          <table:table-cell office:value-type="float" office:value="16.1751596443195" calcext:value-type="float">
            <text:p>16.18</text:p>
          </table:table-cell>
          <table:table-cell office:value-type="float" office:value="3.65071200275598E-026" calcext:value-type="float">
            <text:p>3.65E-26</text:p>
          </table:table-cell>
          <table:table-cell office:value-type="float" office:value="0.405972696033479" calcext:value-type="float">
            <text:p>0.41</text:p>
          </table:table-cell>
          <table:table-cell office:value-type="float" office:value="0.398052331980592" calcext:value-type="float">
            <text:p>0.40</text:p>
          </table:table-cell>
          <table:table-cell office:value-type="float" office:value="0.000000000466177147499652" calcext:value-type="float">
            <text:p>4.66E-1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Oceanic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lope</text:p>
          </table:table-cell>
          <table:table-cell office:value-type="float" office:value="0.356593482531464" calcext:value-type="float">
            <text:p>0.36</text:p>
          </table:table-cell>
          <table:table-cell office:value-type="float" office:value="0.0498078230472562" calcext:value-type="float">
            <text:p>0.05</text:p>
          </table:table-cell>
          <table:table-cell office:value-type="float" office:value="7.1593870343046" calcext:value-type="float">
            <text:p>7.16</text:p>
          </table:table-cell>
          <table:table-cell office:value-type="float" office:value="0.000000000466177147499704" calcext:value-type="float">
            <text:p>4.66E-10</text:p>
          </table:table-cell>
          <table:table-cell office:value-type="float" office:value="0.405972696033479" calcext:value-type="float">
            <text:p>0.41</text:p>
          </table:table-cell>
          <table:table-cell office:value-type="float" office:value="0.398052331980592" calcext:value-type="float">
            <text:p>0.40</text:p>
          </table:table-cell>
          <table:table-cell office:value-type="float" office:value="0.000000000466177147499652" calcext:value-type="float">
            <text:p>4.66E-1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368112078700885" calcext:value-type="float">
            <text:p>0.3681120787008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0" loext:min-decimal-places="10" number:min-integer-digits="1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4" loext:min-decimal-places="14" number:min-integer-digits="1"/>
    </number:number-style>
    <number:number-style style:name="N130">
      <number:number number:decimal-places="13" loext:min-decimal-places="13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1" loext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16T10:10:30.684603031</dc:date>
    <meta:editing-duration>PT16M21S</meta:editing-duration>
    <meta:editing-cycles>3</meta:editing-cycles>
    <meta:generator>LibreOffice/6.4.7.2$Linux_X86_64 LibreOffice_project/40$Build-2</meta:generator>
    <meta:document-statistic meta:table-count="1" meta:cell-count="388" meta:object-count="0"/>
  </office:meta>
</office:document-meta>
</file>